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bold" officeooo:rsid="0012906d" officeooo:paragraph-rsid="0012906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bold" officeooo:rsid="0029d31e" officeooo:paragraph-rsid="0029d31e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29d31e" officeooo:paragraph-rsid="0029d31e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302in"/>
        </style:tab-stops>
      </style:paragraph-properties>
      <style:text-properties fo:font-size="11pt" fo:font-style="normal" fo:font-weight="bold" officeooo:rsid="0029d31e" officeooo:paragraph-rsid="0029d31e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302in"/>
        </style:tab-stops>
      </style:paragraph-properties>
      <style:text-properties fo:font-size="11pt" fo:font-style="normal" fo:font-weight="bold" officeooo:rsid="0029d31e" officeooo:paragraph-rsid="002b506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302in"/>
        </style:tab-stops>
      </style:paragraph-properties>
      <style:text-properties fo:font-size="11pt" fo:font-style="normal" fo:font-weight="bold" officeooo:rsid="0029d31e" officeooo:paragraph-rsid="0029d31e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0.302in"/>
        </style:tab-stops>
      </style:paragraph-properties>
      <style:text-properties fo:font-size="11pt" fo:font-style="normal" fo:font-weight="bold" officeooo:rsid="0029d31e" officeooo:paragraph-rsid="002b506a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302in"/>
        </style:tab-stops>
      </style:paragraph-properties>
      <style:text-properties fo:font-size="11pt" fo:font-style="normal" fo:font-weight="bold" officeooo:rsid="002b506a" officeooo:paragraph-rsid="002b506a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font-style="normal" fo:font-weight="bold" officeooo:rsid="0029d31e" officeooo:paragraph-rsid="0029d31e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font-style="normal" fo:font-weight="bold" officeooo:rsid="0029d31e" officeooo:paragraph-rsid="0029d31e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 style:list-style-name="L2">
      <style:paragraph-properties fo:text-align="start" style:justify-single-word="false">
        <style:tab-stops>
          <style:tab-stop style:position="0.302in"/>
        </style:tab-stops>
      </style:paragraph-properties>
      <style:text-properties officeooo:rsid="0029d31e" officeooo:paragraph-rsid="002b506a"/>
    </style:style>
    <style:style style:name="P18" style:family="paragraph" style:parent-style-name="Standard">
      <style:paragraph-properties fo:text-align="start" style:justify-single-word="false">
        <style:tab-stops>
          <style:tab-stop style:position="0.302in"/>
        </style:tab-stops>
      </style:paragraph-properties>
      <style:text-properties officeooo:rsid="0029d31e" officeooo:paragraph-rsid="002b506a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302in"/>
        </style:tab-stops>
      </style:paragraph-properties>
      <style:text-properties fo:font-weight="bold" officeooo:paragraph-rsid="0029d31e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02in"/>
        </style:tab-stops>
      </style:paragraph-properties>
      <style:text-properties officeooo:rsid="002b506a" officeooo:paragraph-rsid="002b506a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>
        <style:tab-stops>
          <style:tab-stop style:position="0.302in"/>
        </style:tab-stops>
      </style:paragraph-properties>
      <style:text-properties fo:font-size="11pt" fo:font-style="normal" fo:font-weight="bold" officeooo:rsid="002b506a" officeooo:paragraph-rsid="002b506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style="normal" fo:font-weight="bold" officeooo:rsid="0029d31e" officeooo:paragraph-rsid="0029d31e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267066" style:font-size-asian="10pt" style:font-size-complex="10pt"/>
    </style:style>
    <style:style style:name="T3" style:family="text">
      <style:text-properties fo:font-size="10pt" officeooo:rsid="00124b3e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T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size="11pt" fo:font-style="normal" fo:font-weight="bold" officeooo:rsid="0029d31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11pt" fo:font-style="normal" officeooo:rsid="0029d31e" style:font-size-asian="11pt" style:font-style-asian="normal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Ramka1" text:anchor-type="paragraph" svg:width="1.8638in" draw:z-index="0"><draw:text-box fo:min-height="0.7398in"><text:p text:style-name="P4">Radosław Gniazdowski</text:p><text:p text:style-name="P5">(+48) 698 434 833</text:p><text:p text:style-name="P6">contact@flexigame.com</text:p></draw:text-box></draw:frame></text:p>
      <text:p text:style-name="P7"/>
      <text:p text:style-name="P7"/>
      <text:p text:style-name="P9">FlexiGame</text:p>
      <text:p text:style-name="P15">1 Year of Development</text:p>
      <text:p text:style-name="P16">08.2014 – 08.2015</text:p>
      <text:p text:style-name="P22"/>
      <text:p text:style-name="P8"/>
      <text:list xml:id="list4041576204599975746" text:style-name="L1">
        <text:list-item>
          <text:p text:style-name="P19"><text:span text:style-name="T7">Graphics subsystem</text:span></text:p>
        </text:list-item>
        <text:list-item>
          <text:p text:style-name="P10">Scene management</text:p>
        </text:list-item>
        <text:list-item>
          <text:p text:style-name="P10">Shaders</text:p>
        </text:list-item>
        <text:list-item>
          <text:p text:style-name="P10">Particles</text:p>
        </text:list-item>
        <text:list-item>
          <text:p text:style-name="P10">User interface</text:p>
        </text:list-item>
        <text:list-item>
          <text:p text:style-name="P10">Styles</text:p>
        </text:list-item>
        <text:list-item>
          <text:p text:style-name="P10">Fonts</text:p>
        </text:list-item>
        <text:list-item>
          <text:p text:style-name="P10">Script subsystem</text:p>
        </text:list-item>
        <text:list-item>
          <text:p text:style-name="P10">Resource management</text:p>
        </text:list-item>
        <text:list-item>
          <text:p text:style-name="P10">Event manager</text:p>
        </text:list-item>
        <text:list-item>
          <text:p text:style-name="P10">Input handling</text:p>
        </text:list-item>
        <text:list-item>
          <text:p text:style-name="P10">Callbacks / function handlers</text:p>
        </text:list-item>
        <text:list-item>
          <text:p text:style-name="P10">Plugin loading</text:p>
        </text:list-item>
        <text:list-item>
          <text:p text:style-name="P10">Thread support</text:p>
        </text:list-item>
        <text:list-item>
          <text:p text:style-name="P10">Settings &amp; configuration</text:p>
        </text:list-item>
        <text:list-item>
          <text:p text:style-name="P10">Utilities</text:p>
        </text:list-item>
        <text:list-item>
          <text:p text:style-name="P10">Game logic</text:p>
        </text:list-item>
        <text:list-item>
          <text:p text:style-name="P10">Internet gaming</text:p>
        </text:list-item>
        <text:list-item>
          <text:p text:style-name="P10">Server-side application</text:p>
        </text:list-item>
        <text:list-item>
          <text:p text:style-name="P10">IDE support</text:p>
        </text:list-item>
        <text:list-item>
          <text:p text:style-name="P10">Additional GUI tools</text:p>
        </text:list-item>
        <text:list-item>
          <text:p text:style-name="P10">Cross-platform support</text:p>
        </text:list-item>
      </text:list>
      <text:p text:style-name="P21"/>
      <text:p text:style-name="P14"/>
      <text:list xml:id="list231433604504255" text:continue-list="list4041576204599975746" text:style-name="L1">
        <text:list-item text:start-value="1">
          <text:p text:style-name="P11">Graphics subsystem</text:p>
        </text:list-item>
        <text:list-item>
          <text:p text:style-name="P11">Scene management</text:p>
        </text:list-item>
        <text:list-item>
          <text:p text:style-name="P11">Shaders</text:p>
        </text:list-item>
        <text:list-item>
          <text:p text:style-name="P11">Particles</text:p>
        </text:list-item>
        <text:list-item>
          <text:p text:style-name="P11">User interface</text:p>
        </text:list-item>
        <text:list-item>
          <text:p text:style-name="P11">Styles</text:p>
        </text:list-item>
        <text:list-item>
          <text:p text:style-name="P11">Fonts</text:p>
        </text:list-item>
        <text:list-item>
          <text:p text:style-name="P11">Script subsystem</text:p>
        </text:list-item>
        <text:list-item>
          <text:p text:style-name="P11">Resource management</text:p>
        </text:list-item>
        <text:list-item>
          <text:p text:style-name="P11">Event manager</text:p>
        </text:list-item>
        <text:list-item>
          <text:p text:style-name="P11">Input handling</text:p>
        </text:list-item>
        <text:list-item>
          <text:p text:style-name="P11">Callbacks / function handlers</text:p>
        </text:list-item>
        <text:list-item>
          <text:p text:style-name="P11">Plugin loading</text:p>
        </text:list-item>
        <text:list-item>
          <text:p text:style-name="P11">Thread support</text:p>
        </text:list-item>
        <text:list-item>
          <text:p text:style-name="P11">Settings &amp; configuration</text:p>
        </text:list-item>
        <text:list-item>
          <text:p text:style-name="P11">Utilities</text:p>
        </text:list-item>
        <text:list-item>
          <text:p text:style-name="P11">Game logic</text:p>
        </text:list-item>
        <text:list-item>
          <text:p text:style-name="P11">Internet gaming</text:p>
        </text:list-item>
        <text:list-item>
          <text:p text:style-name="P11">Server-side application</text:p>
        </text:list-item>
        <text:list-item>
          <text:p text:style-name="P11">IDE support</text:p>
        </text:list-item>
        <text:list-item>
          <text:p text:style-name="P11"><text:soft-page-break/>Additional GUI tools</text:p>
        </text:list-item>
        <text:list-item>
          <text:p text:style-name="P11">Cross-platform support</text:p>
        </text:list-item>
      </text:list>
      <text:p text:style-name="P12"/>
      <text:p text:style-name="P18"><text:tab/></text:p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67066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3.7.2$Linux_X86_64 LibreOffice_project/430m0$Build-2</meta:generator>
    <dc:date>2015-07-31T23:14:33.234464605</dc:date>
    <meta:editing-duration>PT3H2M7S</meta:editing-duration>
    <meta:editing-cycles>32</meta:editing-cycles>
    <meta:document-statistic meta:table-count="0" meta:image-count="0" meta:object-count="0" meta:page-count="2" meta:paragraph-count="54" meta:word-count="179" meta:character-count="1127" meta:non-whitespace-character-count="1040"/>
  </office:meta>
</office:document-meta>
</file>